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335in" svg:height="4.9134in" svg:x="4.178in" svg:y="0.1366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34921085389899" calcext:value-type="float">
            <text:p>0.000134921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324969312570672" calcext:value-type="float">
            <text:p>0.000324969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149681298862044" calcext:value-type="float">
            <text:p>0.000149681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312651131511458" calcext:value-type="float">
            <text:p>3.12651131511458E-0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61726408429" calcext:value-type="float">
            <text:p>2.00061726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95400137634456" calcext:value-type="float">
            <text:p>0.0000195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539495493327977" calcext:value-type="float">
            <text:p>5.39495493327977E-00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341401825093844" calcext:value-type="float">
            <text:p>3.41401825093844E-0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078306154623169" calcext:value-type="float">
            <text:p>7.8306154623169E-0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085686534710013" calcext:value-type="float">
            <text:p>8.5686534710013E-00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47400193261335" calcext:value-type="float">
            <text:p>0.0000247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110625516409504" calcext:value-type="float">
            <text:p>0.000110625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374177160202553" calcext:value-type="float">
            <text:p>3.74177160202553E-00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479511300217314" calcext:value-type="float">
            <text:p>4.79511300217314E-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0753091375099768" calcext:value-type="float">
            <text:p>7.53091375099768E-00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8404213322" calcext:value-type="float">
            <text:p>2.00008404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0920985258342772" calcext:value-type="float">
            <text:p>9.20985258342772E-00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304956647344916" calcext:value-type="float">
            <text:p>3.04956647344916E-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16911569167768" calcext:value-type="float">
            <text:p>1.6911569167768E-0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890606151065889" calcext:value-type="float">
            <text:p>8.90606151065889E-00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848472354967465" calcext:value-type="float">
            <text:p>8.48472354967465E-00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1167350979126" calcext:value-type="float">
            <text:p>1.167350979126E-00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146456725192608" calcext:value-type="float">
            <text:p>1.46456725192608E-00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109710120051168" calcext:value-type="float">
            <text:p>0.00001097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261059547194674" calcext:value-type="float">
            <text:p>0.0000261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593530823015057" calcext:value-type="float">
            <text:p>5.93530823015057E-00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281309093436068" calcext:value-type="float">
            <text:p>2.81309093436068E-00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876513455115219" calcext:value-type="float">
            <text:p>8.76513455115219E-00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0848135177725778" calcext:value-type="float">
            <text:p>8.48135177725778E-00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122708530063632" calcext:value-type="float">
            <text:p>1.22708530063632E-0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212387709169727" calcext:value-type="float">
            <text:p>2.12387709169727E-00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518046960091601" calcext:value-type="float">
            <text:p>5.18046960091601E-00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22239720962536" calcext:value-type="float">
            <text:p>0.00000222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46709534951905" calcext:value-type="float">
            <text:p>4.6709534951905E-0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633003709254606" calcext:value-type="float">
            <text:p>0.000006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278619623089069" calcext:value-type="float">
            <text:p>2.78619623089069E-0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6990796734236" calcext:value-type="float">
            <text:p>6.990796734236E-00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228720002139049" calcext:value-type="float">
            <text:p>0.000022872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206935463546886" calcext:value-type="float">
            <text:p>2.06935463546886E-00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0281147055807253" calcext:value-type="float">
            <text:p>2.81147055807253E-00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0483011720927404" calcext:value-type="float">
            <text:p>4.83011720927404E-00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507976362461114" calcext:value-type="float">
            <text:p>5.07976362461114E-00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446886527934063" calcext:value-type="float">
            <text:p>4.46886527934063E-00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290402171062648" calcext:value-type="float">
            <text:p>0.000002904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836734665835726" calcext:value-type="float">
            <text:p>8.36734665835726E-0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64341426871117" calcext:value-type="float">
            <text:p>1.64341426871117E-0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8:59:28.208000000</dc:date>
    <meta:document-statistic meta:table-count="1" meta:cell-count="96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36cm" svg:height="12.481cm" xlink:href=".." xlink:type="simple" chart:class="chart:line" chart:style-name="ch1">
        <chart:title svg:x="6.204cm" svg:y="0.385cm" chart:style-name="ch2">
          <text:p>Population(Genome Size) Change</text:p>
        </chart:title>
        <chart:legend chart:legend-position="end" svg:x="16.337cm" svg:y="5.928cm" style:legend-expansion="high" chart:style-name="ch3"/>
        <chart:plot-area chart:style-name="ch4" table:cell-range-address="Sheet1.A1:Sheet1.B47" chart:data-source-has-labels="both" svg:x="1.42cm" svg:y="1.911cm" svg:width="14.153cm" svg:height="9.313cm">
          <chartooo:coordinate-region svg:x="2.888cm" svg:y="2.123cm" svg:width="12.536cm" svg:height="8.158cm"/>
          <chart:axis chart:dimension="x" chart:name="primary-x" chart:style-name="ch5" chartooo:axis-type="auto">
            <chartooo:date-scale/>
            <chart:title svg:x="7.314cm" svg:y="11.474cm" chart:style-name="ch6">
              <text:p>Popul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7.259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0134921085389899">
                <text:p>0.000134921085389899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324969312570672">
                <text:p>0.0003249693125706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149681298862044">
                <text:p>0.0001496812988620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312651131511458">
                <text:p>0.00003126511315114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95400137634456">
                <text:p>0.000019540013763445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539495493327977">
                <text:p>0.00005394954933279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341401825093844">
                <text:p>0.0000341401825093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078306154623169">
                <text:p>0.00000783061546231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085686534710013">
                <text:p>0.000008568653471001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247400193261335">
                <text:p>0.000024740019326133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110625516409504">
                <text:p>0.0001106255164095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374177160202553">
                <text:p>0.000003741771602025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479511300217314">
                <text:p>0.00004795113002173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0753091375099768">
                <text:p>0.000007530913750997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0920985258342772">
                <text:p>0.0000092098525834277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304956647344916">
                <text:p>0.000030495664734491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16911569167768">
                <text:p>0.00001691156916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890606151065889">
                <text:p>0.0000089060615106588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0848472354967465">
                <text:p>0.0000084847235496746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1167350979126">
                <text:p>0.0000116735097912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46456725192608">
                <text:p>0.00001464567251926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109710120051168">
                <text:p>0.000010971012005116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261059547194674">
                <text:p>0.000026105954719467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593530823015057">
                <text:p>0.000059353082301505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281309093436068">
                <text:p>0.00002813090934360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0876513455115219">
                <text:p>0.0000087651345511521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0848135177725778">
                <text:p>0.0000084813517772577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122708530063632">
                <text:p>0.00001227085300636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212387709169727">
                <text:p>0.000021238770916972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518046960091601">
                <text:p>0.0000051804696009160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22239720962536">
                <text:p>0.000002223972096253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46709534951905">
                <text:p>0.0000467095349519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633003709254606">
                <text:p>0.0000063300370925460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278619623089069">
                <text:p>0.0000027861962308906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6990796734236">
                <text:p>0.00000699079673423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228720002139049">
                <text:p>0.000022872000213904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206935463546886">
                <text:p>0.000020693546354688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0281147055807253">
                <text:p>0.0000028114705580725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0483011720927404">
                <text:p>0.0000048301172092740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507976362461114">
                <text:p>0.0000050797636246111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446886527934063">
                <text:p>0.0000044688652793406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290402171062648">
                <text:p>0.0000029040217106264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836734665835726">
                <text:p>0.000008367346658357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164341426871117">
                <text:p>0.0000164341426871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